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Resplendent Library</text:p>
          </table:table-cell>
          <table:table-cell office:value-type="string">
            <text:p>1per1people.blue.png</text:p>
          </table:table-cell>
        </table:table-row>
        <table:table-row table:style-name="ro1">
          <table:table-cell office:value-type="string">
            <text:p>Majestic Fountains</text:p>
          </table:table-cell>
          <table:table-cell office:value-type="string">
            <text:p>1perbuilding.blue.png</text:p>
          </table:table-cell>
        </table:table-row>
        <table:table-row table:style-name="ro1">
          <table:table-cell office:value-type="string">
            <text:p>Luxury Garden</text:p>
          </table:table-cell>
          <table:table-cell office:value-type="string">
            <text:p>3percivic.blue.png</text:p>
          </table:table-cell>
        </table:table-row>
        <table:table-row table:style-name="ro1">
          <table:table-cell office:value-type="string">
            <text:p>Marketplace</text:p>
          </table:table-cell>
          <table:table-cell office:value-type="string">
            <text:p>2percoin.blue.png</text:p>
          </table:table-cell>
        </table:table-row>
        <table:table-row table:style-name="ro1">
          <table:table-cell office:value-type="string">
            <text:p>Resplendent Library</text:p>
          </table:table-cell>
          <table:table-cell office:value-type="string">
            <text:p>1per1people.red.png</text:p>
          </table:table-cell>
        </table:table-row>
        <table:table-row table:style-name="ro1">
          <table:table-cell office:value-type="string">
            <text:p>Majestic Fountains</text:p>
          </table:table-cell>
          <table:table-cell office:value-type="string">
            <text:p>1perbuilding.red.png</text:p>
          </table:table-cell>
        </table:table-row>
        <table:table-row table:style-name="ro1">
          <table:table-cell office:value-type="string">
            <text:p>Luxury Garden</text:p>
          </table:table-cell>
          <table:table-cell office:value-type="string">
            <text:p>3percivic.red.png</text:p>
          </table:table-cell>
        </table:table-row>
        <table:table-row table:style-name="ro1">
          <table:table-cell office:value-type="string">
            <text:p>Marketplace</text:p>
          </table:table-cell>
          <table:table-cell office:value-type="string">
            <text:p>2percoin.red.png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8">05/18/2024</text:date>, <text:time>13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8T13:08:50.05</meta:creation-date>
    <meta:generator>OpenOffice/4.1.15$Win32 OpenOffice.org_project/4115m2$Build-9813</meta:generator>
    <dc:date>2024-05-18T13:18:05.33</dc:date>
    <meta:editing-duration>PT9M15S</meta:editing-duration>
    <meta:editing-cycles>3</meta:editing-cycles>
    <meta:document-statistic meta:table-count="3" meta:cell-count="18" meta:object-count="0"/>
  </office:meta>
</office:document-meta>
</file>